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/>
    </style:style>
    <style:style style:name="gr2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11cm" fo:min-width="3.55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3.691cm"/>
    </style:style>
    <style:style style:name="gr5" style:family="graphic" style:parent-style-name="objectwithoutfill">
      <style:graphic-properties svg:stroke-color="#000000" draw:fill="none" draw:fill-color="#000000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1.088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54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3.00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4.20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472cm" svg:y1="2.829cm" svg:x2="4.472cm" svg:y2="4.099cm">
          <text:p/>
        </draw:line>
        <draw:custom-shape draw:style-name="gr3" draw:text-style-name="P4" draw:layer="layout" svg:width="4.191cm" svg:height="1.397cm" svg:x="2.338cm" svg:y="4.103cm">
          <text:p text:style-name="P3">Govt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191cm" svg:height="1.397cm" svg:x="4.341cm" svg:y="7.122cm">
          <text:p text:style-name="P3">Sign in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421cm" svg:y1="5.534cm" svg:x2="4.421cm" svg:y2="6.258cm">
          <text:p/>
        </draw:line>
        <draw:line draw:style-name="gr5" draw:text-style-name="P2" draw:layer="layout" svg:x1="4.421cm" svg:y1="6.245cm" svg:x2="6.453cm" svg:y2="6.245cm">
          <text:p/>
        </draw:line>
        <draw:line draw:style-name="gr2" draw:text-style-name="P2" draw:layer="layout" svg:x1="6.453cm" svg:y1="6.207cm" svg:x2="6.453cm" svg:y2="7.223cm">
          <text:p/>
        </draw:line>
        <draw:custom-shape draw:style-name="gr6" draw:text-style-name="P4" draw:layer="layout" svg:width="3.175cm" svg:height="1.905cm" svg:x="4.866cm" svg:y="9.458cm">
          <text:p text:style-name="P3">Succe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6.453cm" svg:y1="8.493cm" svg:x2="6.453cm" svg:y2="9.509cm">
          <text:p/>
        </draw:line>
        <draw:line draw:style-name="gr5" draw:text-style-name="P2" draw:layer="layout" svg:x1="7.977cm" svg:y1="10.398cm" svg:x2="8.866cm" svg:y2="10.398cm">
          <text:p/>
        </draw:line>
        <draw:line draw:style-name="gr5" draw:text-style-name="P2" draw:layer="layout" svg:x1="6.453cm" svg:y1="11.287cm" svg:x2="6.453cm" svg:y2="12.176cm">
          <text:p/>
        </draw:line>
        <draw:frame draw:style-name="gr7" draw:text-style-name="P5" draw:layer="layout" svg:width="1.778cm" svg:height="0.962cm" svg:x="8.765cm" svg:y="9.89cm">
          <draw:text-box>
            <text:p>YES</text:p>
          </draw:text-box>
        </draw:frame>
        <draw:frame draw:style-name="gr7" draw:text-style-name="P5" draw:layer="layout" svg:width="1.524cm" svg:height="0.962cm" svg:x="5.704cm" svg:y="12.088cm">
          <draw:text-box>
            <text:p>NO</text:p>
          </draw:text-box>
        </draw:frame>
        <draw:line draw:style-name="gr2" draw:text-style-name="P2" draw:layer="layout" svg:x1="6.453cm" svg:y1="12.9cm" svg:x2="6.453cm" svg:y2="13.916cm">
          <text:p/>
        </draw:line>
        <draw:line draw:style-name="gr2" draw:text-style-name="P2" draw:layer="layout" svg:x1="10.314cm" svg:y1="10.398cm" svg:x2="11.711cm" svg:y2="10.398cm">
          <text:p/>
        </draw:line>
        <draw:custom-shape draw:style-name="gr8" draw:text-style-name="P4" draw:layer="layout" svg:width="3.048cm" svg:height="1.143cm" svg:x="4.929cm" svg:y="13.954cm">
          <text:p text:style-name="P3">Sign up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453cm" svg:y1="15.097cm" svg:x2="6.453cm" svg:y2="16.24cm">
          <text:p/>
        </draw:line>
        <draw:line draw:style-name="gr5" draw:text-style-name="P2" draw:layer="layout" svg:x1="2.897cm" svg:y1="16.24cm" svg:x2="6.453cm" svg:y2="16.24cm">
          <text:p/>
        </draw:line>
        <draw:line draw:style-name="gr5" draw:text-style-name="P2" draw:layer="layout" svg:x1="2.87cm" svg:y1="7.896cm" svg:x2="2.87cm" svg:y2="16.278cm">
          <text:p/>
        </draw:line>
        <draw:line draw:style-name="gr2" draw:text-style-name="P2" draw:layer="layout" svg:x1="2.897cm" svg:y1="7.947cm" svg:x2="4.421cm" svg:y2="7.947cm">
          <text:p/>
        </draw:line>
        <draw:custom-shape draw:style-name="gr9" draw:text-style-name="P4" draw:layer="layout" svg:width="7.002cm" svg:height="5.588cm" svg:x="11.016cm" svg:y="7.604cm">
          <text:p text:style-name="P3">View customer</text:p>
          <text:p text:style-name="P3">&amp; </text:p>
          <text:p text:style-name="P3">Address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5" draw:layer="layout" svg:width="1.778cm" svg:height="0.962cm" svg:x="19.104cm" svg:y="9.938cm">
          <draw:text-box>
            <text:p>Exit</text:p>
          </draw:text-box>
        </draw:frame>
        <draw:line draw:style-name="gr5" draw:text-style-name="P2" draw:layer="layout" svg:x1="17.978cm" svg:y1="10.398cm" svg:x2="18.867cm" svg:y2="10.3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15:12:33.581750824</meta:creation-date>
    <meta:generator>LibreOffice/6.0.7.3$Linux_X86_64 LibreOffice_project/00m0$Build-3</meta:generator>
    <dc:date>2019-06-17T15:11:33.601246291</dc:date>
    <meta:editing-duration>PT3H34M26S</meta:editing-duration>
    <meta:editing-cycles>30</meta:editing-cycles>
    <meta:document-statistic meta:object-count="23"/>
  </office:meta>
</office:document-meta>
</file>